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" svg:font-family="Ebrima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997cm" svg:x="1.4cm" svg:y="-0.408cm" presentation:class="title" presentation:user-transformed="true">
          <draw:text-box>
            <text:p>Welche kanonischen Transformationen kennen Sie, durch die die Integrationen der Hamilton’schen Bewegungsgleichungen quasi-trivial werden kön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Wie lautet die Hamilton-Jacobi-Differentialgleichung? Skizzieren Sie ihre Motivation und ihre Ableitung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Welchen Typ Differentialgleichung stellt die HJD dar? Welche Funktion soll mit ihr bestimmt werd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ennt man die Lösung der HJD? Begründen Sie diese Bezeichnung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4.498cm" svg:x="1.4cm" svg:y="0.341cm" presentation:class="title" presentation:user-transformed="true">
          <draw:text-box>
            <text:p>Skizzieren Sie das Lösungsverfahren, mit dem sich über die HJD Probleme der Klassischen Mechanik berechnen lass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" svg:font-family="Ebrima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05-14T17:09:59.487000000</dc:date>
    <meta:document-statistic meta:object-count="405"/>
  </office:meta>
</office:document-meta>
</file>